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Hindi1" svg:font-family="'Lohit Hindi'"/>
    <style:font-face style:name="Open Sans" svg:font-family="'Open Sans', 'Helvetica Neue', Helvetica, Arial, sans-serif"/>
    <style:font-face style:name="monospace" svg:font-family="monospace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style:contextual-spacing="false" fo:line-height="150%"/>
      <style:text-properties fo:font-variant="normal" fo:text-transform="none" fo:color="#7b7c75" style:font-name="monospace" fo:letter-spacing="normal" fo:font-style="normal" fo:font-weight="normal" officeooo:rsid="000ac5e6" officeooo:paragraph-rsid="000ac5e6"/>
    </style:style>
    <style:style style:name="P2" style:family="paragraph" style:parent-style-name="Preformatted_20_Text">
      <style:paragraph-properties fo:margin-top="0in" fo:margin-bottom="0in" style:contextual-spacing="false" fo:line-height="150%" fo:background-color="#fefff0" fo:padding="0.0193in" fo:border="0.06pt dotted #cccccc">
        <style:background-image/>
      </style:paragraph-properties>
      <style:text-properties fo:font-variant="normal" fo:text-transform="none" fo:color="#7b7c75" style:font-name="monospace" fo:letter-spacing="normal" fo:font-style="normal" fo:font-weight="normal"/>
    </style:style>
    <style:style style:name="P3" style:family="paragraph" style:parent-style-name="Standard">
      <style:paragraph-properties fo:line-height="150%"/>
      <style:text-properties officeooo:rsid="000ac5e6" officeooo:paragraph-rsid="000ac5e6"/>
    </style:style>
    <style:style style:name="P4" style:family="paragraph" style:parent-style-name="Standard">
      <style:paragraph-properties fo:line-height="150%"/>
      <style:text-properties officeooo:rsid="000ac5e6" officeooo:paragraph-rsid="000cd984"/>
    </style:style>
    <style:style style:name="P5" style:family="paragraph" style:parent-style-name="Standard">
      <style:paragraph-properties fo:line-height="150%"/>
      <style:text-properties officeooo:rsid="00123c78" officeooo:paragraph-rsid="00123c78"/>
    </style:style>
    <style:style style:name="P6" style:family="paragraph" style:parent-style-name="Standard">
      <style:paragraph-properties fo:line-height="150%"/>
      <style:text-properties fo:font-weight="bold" officeooo:rsid="000ac5e6" officeooo:paragraph-rsid="000ac5e6" style:font-weight-asian="bold" style:font-weight-complex="bold"/>
    </style:style>
    <style:style style:name="P7" style:family="paragraph" style:parent-style-name="Standard">
      <style:paragraph-properties fo:margin-top="0in" fo:margin-bottom="0in" style:contextual-spacing="false" fo:line-height="150%"/>
      <style:text-properties officeooo:rsid="000ac5e6" officeooo:paragraph-rsid="000ac5e6"/>
    </style:style>
    <style:style style:name="P8" style:family="paragraph" style:parent-style-name="Standard">
      <style:paragraph-properties fo:margin-top="0in" fo:margin-bottom="0in" style:contextual-spacing="false" fo:line-height="150%"/>
    </style:style>
    <style:style style:name="P9" style:family="paragraph" style:parent-style-name="Standard">
      <style:paragraph-properties fo:margin-top="0in" fo:margin-bottom="0in" style:contextual-spacing="false" fo:line-height="150%"/>
      <style:text-properties officeooo:paragraph-rsid="000ac5e6"/>
    </style:style>
    <style:style style:name="P10" style:family="paragraph" style:parent-style-name="Standard">
      <style:paragraph-properties fo:margin-top="0in" fo:margin-bottom="0in" style:contextual-spacing="false" fo:line-height="150%"/>
      <style:text-properties officeooo:rsid="00116eb2" officeooo:paragraph-rsid="00116eb2"/>
    </style:style>
    <style:style style:name="T1" style:family="text">
      <style:text-properties officeooo:rsid="000ac5e6"/>
    </style:style>
    <style:style style:name="T2" style:family="text">
      <style:text-properties fo:font-variant="normal" fo:text-transform="none" fo:color="#111111" style:text-line-through-style="none" style:font-name="Open Sans" fo:font-size="19.5pt" fo:letter-spacing="normal" fo:font-style="normal" style:text-underline-style="none" fo:font-weight="normal" style:text-blinking="false"/>
    </style:style>
    <style:style style:name="T3" style:family="text">
      <style:text-properties officeooo:rsid="000b8b8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b9bb6"/>
    </style:style>
    <style:style style:name="T6" style:family="text">
      <style:text-properties officeooo:rsid="00123c78"/>
    </style:style>
    <style:style style:name="T7" style:family="text">
      <style:text-properties officeooo:rsid="001337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haelyn Watson</text:p>
      <text:p text:style-name="P7">sjw962</text:p>
      <text:p text:style-name="P8"/>
      <text:p text:style-name="P9"><text:span text:style-name="T1">(a) Title: </text:span><text:a xlink:type="simple" xlink:href="https://www.kaggle.com/c/crowdflower-weather-twitter"><text:span text:style-name="T2">Partly Sunny with a Chance of Hashtags</text:span></text:a></text:p>
      <text:p text:style-name="P7"/>
      <text:p text:style-name="P7"><text:span text:style-name="T4">Description:</text:span> Given a set of tweets related to the weather, <text:span text:style-name="T5">machine learning will be implemented to </text:span>determine the sentiment (positive, neutral, negative), <text:span text:style-name="T3">the time (past, present, or future), and type of weather referenced by the tweet. The set of kinds given to describe the weather are:</text:span></text:p>
      <text:p text:style-name="P1">k1,"clouds"</text:p>
      <text:p text:style-name="P2">k2,"cold"</text:p>
      <text:p text:style-name="P2">k3,"dry"</text:p>
      <text:p text:style-name="P2">k4,"hot"</text:p>
      <text:p text:style-name="P2">k5,"humid"</text:p>
      <text:p text:style-name="P2">k6,"hurricane"</text:p>
      <text:p text:style-name="P2">k7,"I can't tell"</text:p>
      <text:p text:style-name="P2">k8,"ice"</text:p>
      <text:p text:style-name="P2">k9,"other"</text:p>
      <text:p text:style-name="P2">k10,"rain"</text:p>
      <text:p text:style-name="P2">k11,"snow"</text:p>
      <text:p text:style-name="P2">k12,"storms"</text:p>
      <text:p text:style-name="P2">k13,"sun"</text:p>
      <text:p text:style-name="P2">k14,"tornado"</text:p>
      <text:p text:style-name="P2">k15,"wind"</text:p>
      <text:p text:style-name="P7"/>
      <text:p text:style-name="P7">(b) <text:span text:style-name="T4">What I propose to achieve: </text:span></text:p>
      <text:p text:style-name="P7"/>
      <text:p text:style-name="P10">Supervised machine learning will be implemented to correctly predict the sentiment, when, <text:span text:style-name="T6">and kind of weather given a tweet. Taking the given training data with *ratings in these categories, predictor models will be built based on different classification methods. Ultimately, one model will be chosen for best performance with the test data.</text:span></text:p>
      <text:p text:style-name="P4"/>
      <text:p text:style-name="P6">(c) How I propose to do so:</text:p>
      <text:p text:style-name="P3"/>
      <text:p text:style-name="P5"><text:span text:style-name="T7">Four</text:span> different classification methods will be evaluated for perform<text:span text:style-name="T7">ance with the tweet data. Two </text:span><text:soft-page-break/><text:span text:style-name="T7">different tree classification methods will be implemented. These tree models will be built by determining splits on the data with either *the Gini or the entropy *method. In addition, tweets will be classified using the *Naive Bayes Classifier and k-Nearest Neighbor classification for supervised learning. The classification results of these four classifiers will then be compared and assessed *appropriate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Hindi1" svg:font-family="'Lohit Hindi'"/>
    <style:font-face style:name="Open Sans" svg:font-family="'Open Sans', 'Helvetica Neue', Helvetica, Arial, sans-serif"/>
    <style:font-face style:name="monospace" svg:font-family="monospace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elyn </meta:initial-creator>
    <meta:creation-date>2014-04-01T15:28:55.113332787</meta:creation-date>
    <dc:date>2014-04-02T10:14:13.404773118</dc:date>
    <dc:creator>Shaelyn </dc:creator>
    <meta:editing-duration>PT18H30M4S</meta:editing-duration>
    <meta:editing-cycles>7</meta:editing-cycles>
    <meta:generator>LibreOffice/4.1.3.2$Linux_x86 LibreOffice_project/410m0$Build-2</meta:generator>
    <meta:document-statistic meta:table-count="0" meta:image-count="0" meta:object-count="0" meta:page-count="2" meta:paragraph-count="23" meta:word-count="213" meta:character-count="1422" meta:non-whitespace-character-count="1231"/>
  </office:meta>
</office:document-meta>
</file>